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f79" officeooo:paragraph-rsid="00086f79"/>
    </style:style>
    <style:style style:name="P2" style:family="paragraph" style:parent-style-name="Standard">
      <style:text-properties fo:font-size="16pt" fo:font-weight="bold" officeooo:rsid="00086f79" officeooo:paragraph-rsid="00086f79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882ed" officeooo:paragraph-rsid="000882ed"/>
    </style:style>
    <style:style style:name="P4" style:family="paragraph" style:parent-style-name="Standard">
      <style:text-properties officeooo:rsid="0013d671" officeooo:paragraph-rsid="0013d671"/>
    </style:style>
    <style:style style:name="P5" style:family="paragraph" style:parent-style-name="Standard">
      <style:text-properties officeooo:rsid="00182ad1" officeooo:paragraph-rsid="00182ad1"/>
    </style:style>
    <style:style style:name="P6" style:family="paragraph" style:parent-style-name="Standard">
      <style:text-properties fo:font-style="normal" officeooo:rsid="003566b0" officeooo:paragraph-rsid="003566b0" style:font-style-asian="normal" style:font-style-complex="normal"/>
    </style:style>
    <style:style style:name="P7" style:family="paragraph" style:parent-style-name="Standard">
      <style:text-properties officeooo:rsid="001cd1b6" officeooo:paragraph-rsid="001cd1b6"/>
    </style:style>
    <style:style style:name="P8" style:family="paragraph" style:parent-style-name="Standard">
      <style:text-properties fo:font-size="14pt" fo:font-weight="bold" officeooo:rsid="0027c640" officeooo:paragraph-rsid="0027c640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8651b" officeooo:paragraph-rsid="0028651b"/>
    </style:style>
    <style:style style:name="T1" style:family="text">
      <style:text-properties officeooo:rsid="000af7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66b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2ad1" style:font-style-asian="normal" style:font-style-complex="normal"/>
    </style:style>
    <style:style style:name="T6" style:family="text">
      <style:text-properties fo:font-style="normal" officeooo:rsid="001e08cb" style:font-style-asian="normal" style:font-style-complex="normal"/>
    </style:style>
    <style:style style:name="T7" style:family="text">
      <style:text-properties fo:font-style="normal" officeooo:rsid="001e8d44" style:font-style-asian="normal" style:font-style-complex="normal"/>
    </style:style>
    <style:style style:name="T8" style:family="text">
      <style:text-properties fo:font-style="normal" officeooo:rsid="00222e02" style:font-style-asian="normal" style:font-style-complex="normal"/>
    </style:style>
    <style:style style:name="T9" style:family="text">
      <style:text-properties fo:font-style="normal" officeooo:rsid="0022de0d" style:font-style-asian="normal" style:font-style-complex="normal"/>
    </style:style>
    <style:style style:name="T10" style:family="text">
      <style:text-properties fo:font-style="normal" officeooo:rsid="0023e88c" style:font-style-asian="normal" style:font-style-complex="normal"/>
    </style:style>
    <style:style style:name="T11" style:family="text">
      <style:text-properties fo:font-style="normal" officeooo:rsid="002579ef" style:font-style-asian="normal" style:font-style-complex="normal"/>
    </style:style>
    <style:style style:name="T12" style:family="text">
      <style:text-properties fo:font-style="normal" officeooo:rsid="003203e9" style:font-style-asian="normal" style:font-style-complex="normal"/>
    </style:style>
    <style:style style:name="T13" style:family="text">
      <style:text-properties fo:font-style="normal" officeooo:rsid="003566b0" style:font-style-asian="normal" style:font-style-complex="normal"/>
    </style:style>
    <style:style style:name="T14" style:family="text">
      <style:text-properties fo:font-style="normal" officeooo:rsid="0037fe9b" style:font-style-asian="normal" style:font-style-complex="normal"/>
    </style:style>
    <style:style style:name="T15" style:family="text">
      <style:text-properties officeooo:rsid="003566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-GUI <text:span text:style-name="T1">(SMART Graphic User Interface)</text:span></text:p>
      <text:p text:style-name="P1"/>
      <text:p text:style-name="P9">SMART-GUI was made to make easier the use of SMART. It allows to view all the results of the tests in real-time in a graph and to compare the single algorithms of the experiments (also of old experiments) through the tabs.</text:p>
      <text:p text:style-name="P1"/>
      <text:p text:style-name="P8">What SMART-GUI can do?</text:p>
      <text:p text:style-name="P3"/>
      <text:p text:style-name="P5"><text:span text:style-name="T4">It allow</text:span><text:span text:style-name="T10">s</text:span><text:span text:style-name="T4"> to run any tests of your smart folder that can be linked through the menu button “Setup SMART-GUI”. Moreover, any results of tests will be showed in a graph in tabs </text:span><text:span text:style-name="T11">during the running <text:s/>of smart</text:span><text:span text:style-name="T4">, while the text output of smart will be showed next to the graph.</text:span></text:p>
      <text:p text:style-name="P5"><text:span text:style-name="T5"/></text:p>
      <text:p text:style-name="P7"><text:span text:style-name="T4">SMART-GUI makes easy the customization of the tests through input text parameters and checkbox to choose the output format (txt, LaTex, </text:span><text:span text:style-name="T7">PDF, etc.</text:span><text:span text:style-name="T6">) </text:span><text:span text:style-name="T8">and the text buffer </text:span><text:span text:style-name="T14">(protein, genoma, rand2 etc.)</text:span><text:span text:style-name="T8">.</text:span></text:p>
      <text:p text:style-name="P7"><text:span text:style-name="T8"/></text:p>
      <text:p text:style-name="P6"><text:span text:style-name="T15">As smart, it can select algorithms or add new algorithms and run tests on it. During any test it shows the status through a progress bar. When a single experiments ends the GUI shows more statistics results through a web view opening the html format result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0:52:09.636336913</meta:creation-date>
    <dc:date>2016-05-12T01:24:33.244457647</dc:date>
    <meta:editing-duration>PT1H21M13S</meta:editing-duration>
    <meta:editing-cycles>33</meta:editing-cycles>
    <meta:generator>LibreOffice/5.1.2.2$Linux_X86_64 LibreOffice_project/10m0$Build-2</meta:generator>
    <meta:document-statistic meta:table-count="0" meta:image-count="0" meta:object-count="0" meta:page-count="1" meta:paragraph-count="6" meta:word-count="178" meta:character-count="1007" meta:non-whitespace-character-count="834"/>
  </office:meta>
</office:document-meta>
</file>